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ce style:name="DejaVu Sans Mono" svg:font-family="'DejaVu Sans Mono'" style:font-family-generic="modern" style:font-pitch="fixed"/>
    <style:font-face style:name="Consolas" svg:font-family="Consolas"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1.251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fo:font-size="12pt" style:font-size-asian="12pt" style:font-size-complex="12pt"/>
    </style:style>
    <style:style style:name="P4" style:family="paragraph" style:parent-style-name="Text_20_body">
      <style:paragraph-properties fo:margin-left="0cm" fo:margin-right="0cm" fo:text-indent="0cm" style:auto-text-indent="false"/>
      <style:text-properties fo:color="#000000" fo:font-size="12pt" fo:font-style="italic" fo:font-weight="bold" fo:background-color="#ffff00" style:font-size-asian="12pt" style:font-style-asian="italic" style:font-weight-asian="bold" style:font-size-complex="12pt" style:font-style-complex="italic" style:font-weight-complex="bold"/>
    </style:style>
    <style:style style:name="P5" style:family="paragraph" style:parent-style-name="Text_20_body">
      <style:paragraph-properties fo:margin-left="0cm" fo:margin-right="0cm" fo:text-indent="0cm" style:auto-text-indent="false"/>
      <style:text-properties fo:color="#000000" fo:font-size="13pt" fo:font-style="italic" fo:font-weight="bold" style:font-size-asian="13pt" style:font-style-asian="italic" style:font-weight-asian="bold" style:font-size-complex="13pt" style:font-style-complex="italic" style:font-weight-complex="bold"/>
    </style:style>
    <style:style style:name="P6" style:family="paragraph" style:parent-style-name="Text_20_body">
      <style:paragraph-properties fo:margin-left="0cm" fo:margin-right="0cm" fo:text-indent="0cm" style:auto-text-indent="false"/>
      <style:text-properties fo:font-style="italic" fo:font-weight="bold" fo:background-color="#ffff00" style:font-style-asian="italic" style:font-weight-asian="bold" style:font-style-complex="italic" style:font-weight-complex="bold"/>
    </style:style>
    <style:style style:name="P7" style:family="paragraph" style:parent-style-name="Text_20_body">
      <style:paragraph-properties fo:margin-left="0cm" fo:margin-right="0cm" fo:margin-top="0cm" fo:margin-bottom="0cm" fo:text-indent="0cm" style:auto-text-indent="false"/>
      <style:text-properties fo:font-size="12pt" style:font-size-asian="12pt" style:font-size-complex="12pt"/>
    </style:style>
    <style:style style:name="P8" style:family="paragraph" style:parent-style-name="Text_20_body">
      <style:paragraph-properties fo:margin-left="0cm" fo:margin-right="0cm" fo:margin-top="0cm" fo:margin-bottom="0cm" fo:text-indent="0cm" style:auto-text-indent="false"/>
      <style:text-properties fo:font-size="13pt" style:font-size-asian="13pt" style:font-size-complex="13pt"/>
    </style:style>
    <style:style style:name="P9" style:family="paragraph" style:parent-style-name="Text_20_body">
      <style:paragraph-properties fo:margin-left="0cm" fo:margin-right="0cm" fo:margin-top="0.199cm" fo:margin-bottom="0.21cm" fo:text-indent="0cm" style:auto-text-indent="false"/>
    </style:style>
    <style:style style:name="P10" style:family="paragraph" style:parent-style-name="Preformatted_20_Text">
      <style:paragraph-properties fo:margin-left="0cm" fo:margin-right="0cm" fo:text-indent="0cm" style:auto-text-indent="false"/>
    </style:style>
    <style:style style:name="P11" style:family="paragraph" style:parent-style-name="Preformatted_20_Text">
      <style:paragraph-properties fo:margin-top="0cm" fo:margin-bottom="0cm"/>
      <style:text-properties fo:font-size="10pt" style:font-size-asian="10pt" style:font-size-complex="10pt"/>
    </style:style>
    <style:style style:name="P12" style:family="paragraph" style:parent-style-name="Text_20_body">
      <style:text-properties fo:font-size="13pt" style:font-size-asian="13pt" style:font-size-complex="13pt"/>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8"/>
    <style:style style:name="P18" style:family="paragraph" style:parent-style-name="Text_20_body" style:list-style-name="L9">
      <style:paragraph-properties fo:margin-left="0cm" fo:margin-right="0cm" fo:text-indent="0cm" style:auto-text-indent="false"/>
    </style:style>
    <style:style style:name="P19" style:family="paragraph" style:parent-style-name="Standard" style:list-style-name="">
      <style:paragraph-properties style:text-autospace="none"/>
    </style:style>
    <style:style style:name="P20" style:family="paragraph" style:parent-style-name="Preformatted_20_Text" style:list-style-name="L9">
      <style:paragraph-properties fo:margin-left="0cm" fo:margin-right="0cm" fo:text-indent="0cm" style:auto-text-indent="false"/>
    </style:style>
    <style:style style:name="P21" style:family="paragraph" style:parent-style-name="Preformatted_20_Text" style:master-page-name="">
      <style:paragraph-properties fo:margin-top="0cm" fo:margin-bottom="0cm" style:page-number="auto" style:shadow="none"/>
    </style:style>
    <style:style style:name="P22" style:family="paragraph" style:parent-style-name="Preformatted_20_Text">
      <style:paragraph-properties fo:margin-top="0cm" fo:margin-bottom="0cm" style:shadow="none"/>
    </style:style>
    <style:style style:name="P23" style:family="paragraph" style:parent-style-name="Preformatted_20_Text">
      <style:paragraph-properties fo:margin-top="0cm" fo:margin-bottom="0cm"/>
    </style:style>
    <style:style style:name="P24" style:family="paragraph" style:parent-style-name="Heading_20_3">
      <style:text-properties fo:font-size="13pt" style:font-size-asian="13pt" style:font-size-complex="13pt"/>
    </style:style>
    <style:style style:name="P25" style:family="paragraph" style:parent-style-name="Heading_20_3">
      <style:paragraph-properties fo:margin-left="0cm" fo:margin-right="0cm" fo:text-indent="0cm" style:auto-text-indent="false"/>
      <style:text-properties fo:font-size="13pt" style:font-size-asian="13pt" style:font-size-complex="13pt"/>
    </style:style>
    <style:style style:name="P26"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color="#a31515" style:font-name="Consolas" fo:font-size="9.5pt" style:font-name-asian="Consolas" style:font-size-asian="9.5pt" style:font-name-complex="Consolas" style:font-size-complex="9.5pt"/>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uel d'utilisation de <text:span text:style-name="T1">Virtuelium</text:span></text:h>
      <text:h text:style-name="P26" text:outline-level="2">Obtenir Virtuelium</text:h>
      <text:h text:style-name="Heading_20_3" text:outline-level="3">Pré-requis</text:h>
      <text:p text:style-name="Text_20_body"><text:span text:style-name="T1">Virtuelium</text:span> est un logiciel libre qui n'est disponible que par les sources. Des exécutables binaires seront peut être mis à disposition par des tiers, mais nous avons choisi de ne pas le faire, notamment pour tenir compte de la diversité des machines pouvant utiliser Virtuelium. </text:p>
      <text:p text:style-name="Text_20_body">Ainsi vous devez être en mesure de pouvoir compiler ce logiciel sur votre ordinateur et vous devez disposer d'un environnement possédant les outils suivants :</text:p>
      <text:list xml:id="list30510805" text:style-name="L1">
        <text:list-item>
          <text:p text:style-name="P13">g++</text:p>
        </text:list-item>
        <text:list-item>
          <text:p text:style-name="P13">make</text:p>
        </text:list-item>
        <text:list-item>
          <text:p text:style-name="P13">makedepend</text:p>
        </text:list-item>
      </text:list>
      <text:p text:style-name="Text_20_body">De plus votre environnement doit aussi disposer des bibliothèques suivantes, en plus de la bibliothèque standard C/C++ :</text:p>
      <text:list xml:id="list30503876" text:style-name="L2">
        <text:list-item>
          <text:p text:style-name="P14">pthread (POSIX Threads) : cette bibliothèque est installée par défaut sur la plupart des systèmes UNIX et donc GNU/Linux. </text:p>
        </text:list-item>
        <text:list-item>
          <text:p text:style-name="P14">socket (Linux socket interface) : cette bibliothèque est elle aussi installée par défaut sur la plupart des systèmes GNU/Linux. </text:p>
        </text:list-item>
        <text:list-item>
          <text:p text:style-name="P14">DevIL (http://openil.sourceforge.net/) : bon nombre de distribution GNU/Linux possèdent cette bibliothèque dans leurs dépôts.</text:p>
        </text:list-item>
      </text:list>
      <text:p text:style-name="Text_20_body">Sous un environnement GNU/Linux basé sur la distribution Debian (Debian, Ubuntu...) vous pouvez récupérer tout ces outils à partir des dépôts de votre distribution. Entez la commande suivante, à exécuter en mode super-utilisateur (placez <text:span text:style-name="Source_20_Text">sudo</text:span> devant pour les distributions basées sur Ubuntu) :</text:p>
      <text:p text:style-name="Preformatted_20_Text">apt-get install build-essential xutils-dev libdevil-dev</text:p>
      <text:p text:style-name="Text_20_body">Ceci installera les éléments pour la compilation de <text:span text:style-name="T1">Virtuelium</text:span>. Notez que la compilation n'a été tentée, jusqu'à présent, que sur des systèmes GNU/Linux (Debian, Ubuntu et Fedora) et qu'aucune tentative de compilation sur les systèmes MS Windows n'a été faite. De plus les scripts d'exécution pour le calcul sur grille ne fonctionnent que sur des environnements UNIX (Bourne Shell) !</text:p>
      <text:h text:style-name="Heading_20_3" text:outline-level="3">Récupérer et installer <text:span text:style-name="T1">Virtuelium</text:span></text:h>
      <text:p text:style-name="Text_20_body">Pour récupérer <text:span text:style-name="T1">Virtuelium</text:span>, rendez-vous sur la page <text:a xlink:type="simple" xlink:href="http://sourceforge.net/projects/virtuelium">http://sourceforge.net/projects/virtuelium</text:a> et téléchargez la dernière version du logiciel (virtuelium pack_V.V_JJ-MM-YYYY.tar.gz). <text:span text:style-name="T1">Virtuelium</text:span> est fourni sous la forme d'une archive contenant les sources et un certain nombre de données. Copiez pour installer <text:span text:style-name="T1">Virtuelium</text:span> commencez par extraire l'archive là où vous souhaitez l'installer. Ceci créera un répertoire virtuelium contenant toute l'arborescence.</text:p>
      <text:p text:style-name="Text_20_body">La seconde étape consiste à compiler virtuelium, mais je vais vous donner quelques indications sur l'organisation de cette archive. Vous trouverez à la racine un grand nombre de scripts destiné à l'utilisation de virtuelium sur une grille de calcul. Les différents répertoires contiennent :</text:p>
      <text:list xml:id="list30486068" text:style-name="L3">
        <text:list-item>
          <text:p text:style-name="P15"><text:span text:style-name="Source_20_Text">doc</text:span> contient la présente documentation, les spécifications des formats utilisés et une description des formules physiques utilisées par virtuelium.</text:p>
        </text:list-item>
        <text:list-item>
          <text:p text:style-name="P15"><text:span text:style-name="Source_20_Text">data</text:span> contient les données communes de virtuelium.</text:p>
        </text:list-item>
        <text:list-item>
          <text:p text:style-name="P15"><text:span text:style-name="Source_20_Text">logs</text:span> contient les logs créés par les scripts lors de l'utilisation de virtuelium sur une grille de calcul.</text:p>
        </text:list-item>
        <text:list-item>
          <text:p text:style-name="P15"><text:soft-page-break/><text:span text:style-name="Source_20_Text">projects</text:span> contient les projets de scènes pour <text:span text:style-name="T1">Virtuelium</text:span>.</text:p>
        </text:list-item>
        <text:list-item>
          <text:p text:style-name="P15"><text:span text:style-name="Source_20_Text">sources</text:span> contient les sources de <text:span text:style-name="T1">Virtuelium</text:span>.</text:p>
        </text:list-item>
      </text:list>
      <text:p text:style-name="Text_20_body">Pour lancer la compilation de <text:span text:style-name="T1">Virtuelium</text:span> placez vous dans le répertoire sources et, en ligne de commande, entrez la commande :</text:p>
      <text:p text:style-name="Preformatted_20_Text">./compile.sh</text:p>
      <text:p text:style-name="Text_20_body">En cas d'erreur vérifiez bien que vous disposez bien de tous les pré-requis.</text:p>
      <text:p text:style-name="Text_20_body">Une fois la compilation terminée, <text:span text:style-name="T1">Virtuelium</text:span> est opérationnel.</text:p>
      <text:p text:style-name="Text_20_body"/>
      <text:p text:style-name="Text_20_body">Note : Deux Makefile avec des configurations un peu différentes sont disponibles. Pour compiler sur le Méso-centre, il convient d'abord de faire une sauvegarder du fichier « Makefile », puis de renommer le fichier « Makefile_mesocentre » en « Makefile ».</text:p>
      <text:h text:style-name="P26" text:outline-level="2">Exécution de <text:span text:style-name="T1">Virtuelium</text:span></text:h>
      <text:h text:style-name="Heading_20_3" text:outline-level="3">Ligne de commande</text:h>
      <text:p text:style-name="Text_20_body">Vous devez avoir compilé <text:span text:style-name="T1">Virtuelium</text:span> pour pouvoir l'utiliser, référez-vous au chapitre « Obtenir Virtuelium » pour le faire.</text:p>
      <text:p text:style-name="Text_20_body"><text:span text:style-name="T1">Virtuelium</text:span> n'est exécutable que par ligne de commande. Cette version n'est également exécutable qu'avec les commandes MPI.</text:p>
      <text:p text:style-name="Text_20_body">Le synopsis de la commande est :</text:p>
      <text:p text:style-name="Preformatted_20_Text">mpiexec [-n NB_THREADS] ./virtuelium [-debug FILE_MODEL] [-area BBOX] SCENERY_FILE</text:p>
      <text:p text:style-name="Text_20_body">Plus de détails sont données via la commande  :</text:p>
      <text:p text:style-name="Preformatted_20_Text">./virtuelium --help</text:p>
      <text:p text:style-name="P19"><text:span text:style-name="T2"/></text:p>
      <text:p text:style-name="Text_20_body">Elle présente plusieurs options : </text:p>
      <text:list xml:id="list30494748" text:style-name="L4">
        <text:list-item>
          <text:p text:style-name="P16"><text:span text:style-name="Source_20_Text">-debug</text:span> : Permet d'afficher des messages de débogage dans des fichiers log du format que vous souhaitez</text:p>
        </text:list-item>
        <text:list-item>
          <text:p text:style-name="P16"><text:span text:style-name="Source_20_Text">-area</text:span> : Permet de ne calculer qu'une portion de l'image. La syntaxe de BBOX, qui est la suivante : « xmin:ymin:xmax:ymax », définit une sous-zone de l'image via deux points Min (point supérieur gauche) et Max(point inférieur droit)</text:p>
        </text:list-item>
      </text:list>
      <text:p text:style-name="Text_20_body">Enfin le fichier de scène est le seul paramètre obligatoire et il doit obligatoirement se trouver en dernier. Le fichier de scène contient toutes les informations dont à besoin <text:span text:style-name="T1">Virtuelium</text:span> pour effectuer le rendu. C'est le fichier principal auquel aura affaire l'utilisateur de <text:span text:style-name="T1">Virtuelium</text:span>. Pour plus d'information, consultez la section concernant ce fichier. </text:p>
      <text:h text:style-name="Heading_20_3" text:outline-level="3">Exemple de calcul en local</text:h>
      <text:p text:style-name="Text_20_body">Pour demander à virtuelium de calculer la scène associée au fichier `ma_scenes.xml` sur une machine locale, vous pouvez vous contenter de la commande suivante : </text:p>
      <text:p text:style-name="Preformatted_20_Text">./virtuelium ma_scenes.xml </text:p>
      <text:p text:style-name="Text_20_body">Toutefois si cette machine dispose de plusieurs processeurs ou d'un processeur à plusieurs cœurs, il peut s'avérer judicieux d'utiliser la commande suivante à la place : </text:p>
      <text:p text:style-name="Preformatted_20_Text">mpiexec -n 8 ./virtuelium ma_scenes.xml </text:p>
      <text:p text:style-name="Text_20_body">en remplaçant 8 par le nombre de processeur ou de cœur à utiliser. </text:p>
      <text:p text:style-name="Text_20_body">Virtuelium étant fourni avec des scènes de démonstration vous pouvez essayer de lancer la commande suivante (En remplaçant 8 par le nombre de processeur disponible) :</text:p>
      <text:p text:style-name="Preformatted_20_Text">mpiexec -n 8 ./virtuelium 2 projects/CornelBox/CornelBox.xml</text:p>
      <text:p text:style-name="Text_20_body">L'image résultat va être sauvegardée dans le répertoire projects/CornelBox/images/CornelBox.png</text:p>
      <text:h text:style-name="Heading_20_3" text:outline-level="3">Exemple de calcul sur un réseau</text:h>
      <text:p text:style-name="Text_20_body">Cette exemple vous présentera une méthode pour lancer des calculs en réseau. Toutefois cette méthode reste laborieuse. Une autre méthode est présentée dans le chapitre « Calcul distribué » qui utilise un certain nombre de scripts visant à vous simplifier la tâche.</text:p>
      <text:p text:style-name="Text_20_body"><text:soft-page-break/>Dans le cas ou vous souhaitez répartir le calcul sur plusieurs machines, vous devez commencer par copier le fichier de scène et toutes les ressources associées sur les autres machines. (Virtuelium ne transfère pas par réseau les données en entrée). </text:p>
      <text:p text:style-name="Text_20_body">Ensuite, il faut utiliser les spécificités de la commande 'mpiexec'. Par exemple : </text:p>
      <text:p text:style-name="Preformatted_20_Text">mpiexec -n 8 -machinefile cluster ./virtuelium ma_scene.xml </text:p>
      <text:p text:style-name="Text_20_body">Le fichier 'cluster' définit pour chaque machine à utiliser sur le réseau le nombre de threads à utiliser.</text:p>
      <text:p text:style-name="P23">Host:8</text:p>
      <text:p text:style-name="P23">Cluster1:8</text:p>
      <text:p text:style-name="P23">Cluster2:8</text:p>
      <text:p text:style-name="P23">Cluster3:8</text:p>
      <text:p text:style-name="P23">Cluster4:8</text:p>
      <text:p text:style-name="P23">Cluster5:8</text:p>
      <text:h text:style-name="Heading_20_3" text:outline-level="3">Processus du calcul </text:h>
      <text:p text:style-name="Text_20_body">Virtuelium suit un processus particulier pour calculer une image qui peut paraître étrange pour une personne qui n'est pas familière avec l'informatique graphique.</text:p>
      <text:p text:style-name="Text_20_body">Quand vous lancez virtuelium les lignes suivantes s'affichent :</text:p>
      <text:p text:style-name="Preformatted_20_Text"><text:s/>---------- 2013-03-15 ---- 10:27:52 ----------</text:p>
      <text:p text:style-name="P21">Chargement de la scène (projects\DemoVirtuelium\Material_01.xml) : [ OK ]Initialisation du moteur de rendu : [ OK ]</text:p>
      <text:p text:style-name="P22">Initialisation des processus MPI (7) : [ OK ]</text:p>
      <text:p text:style-name="P22">Execution du moteur de rendu :</text:p>
      <text:p text:style-name="P22">Camera 0 : 100% <text:s text:c="8"/>[ FIN ]</text:p>
      <text:p text:style-name="P22">Rendu terminé. Temps de rendu total : 219 secondes.</text:p>
      <text:p text:style-name="P22"/>
      <text:p text:style-name="Preformatted_20_Text"><text:s/>---------- 2013-03-15 ---- 10:31:31 ----------</text:p>
      <text:p text:style-name="Text_20_body">Décryptons ces informations : </text:p>
      <text:p text:style-name="P21">Chargement de la scène (projects\DemoVirtuelium\Material_01.xml) : [ OK ]</text:p>
      <text:p text:style-name="Text_20_body"/>
      <text:p text:style-name="Text_20_body">Virtuelium commence par charger le fichier de scène et effectue quelques calculs visant à accélérer le reste du processus. Le fichier de scène est un fichier xml qui décrit les caméras, les sources de lumière et les objets qui vont composer la scène dont on veut tirer une image. Cette étape est généralement rapide mais il se peut que certaines scènes soient particulièrement longue à charger.</text:p>
      <text:p text:style-name="P21">Initialisation du moteur de rendu : [ OK ]</text:p>
      <text:p text:style-name="Text_20_body"/>
      <text:p text:style-name="Text_20_body">Ensuite, Virtuelium effectuer l'initialisation du moteur de rendu. C'est à ce moment que le moteur de rendu effectue ses calculs d'échanges lumineux pour l'éclairage global. Suivant la complexité de la scène et le moteur de rendu utilisé cette étape peut être instantanée comme prendre quelques minutes.</text:p>
      <text:p text:style-name="P22">Initialisation des processus MPI (7) : [ OK ]</text:p>
      <text:p text:style-name="Text_20_body"/>
      <text:p text:style-name="Text_20_body">Virtuelium a une architecture conçue pour le calcul parallèle.. Il faut néanmoins partager les données de la scène et du moteur de rendu entre les différents processus légers (threads) entrant en jeu.</text:p>
      <text:p text:style-name="P22">Execution du moteur de rendu :</text:p>
      <text:p text:style-name="P22">Camera 0 : 100% <text:s text:c="8"/>[ FIN ]</text:p>
      <text:p text:style-name="Text_20_body"><text:soft-page-break/>Ensuite Virtuelium lance le moteur de rendu. Un compteur en pourcentage indique l'éta d'avancement du calcul. </text:p>
      <text:p text:style-name="Preformatted_20_Text">Rendu terminé. Temps de rendu total : 219 secondes..</text:p>
      <text:p text:style-name="Text_20_body">Virtuelium a terminé son travail et ferme. Il indique par la même occasion le temps que lui a pris son rendu. Notez que ce temps ne reflète pas seulement le temps du calcul de l'image proprement dit mais correspond à l'ensemble du temps d'exécution du logiciel.</text:p>
      <text:p text:style-name="Text_20_body"/>
      <text:h text:style-name="P26" text:outline-level="2">Organisation d'un projet Virtuelium</text:h>
      <text:h text:style-name="Heading_20_3" text:outline-level="3">Pourquoi imposer une organisation</text:h>
      <text:p text:style-name="Text_20_body">Virtuelium est capable de lancer des calculs sur le réseau, toutefois, pour s'assurer de la consistance des données entre le serveur et les clients, Virtuelium a besoin de copier les données du projet à travers le réseau. Toutefois, afin de limiter la quantité de donnée envoyé, il n'est pas utile d'envoyer les fichiers des images déjà calculées ou l'éventuelle documentation.</text:p>
      <text:p text:style-name="Text_20_body">Par soucis de simplicité d'implémentation (et parce qu'il est impossible de distinguer sinon une texture, d'une image calculée), les scripts de gestion de la grille de calcul considèrent que les projets sont bien préparés, c'est à dire qu'ils sont organisés selon une certaine l'arborescence.</text:p>
      <text:h text:style-name="Heading_20_3" text:outline-level="3">L'arborescence d'un projet</text:h>
      <text:p text:style-name="Text_20_body">Les projets sont rangés dans le répertoire projects. Chaque projet y possède son propre répertoire contenant la totalité des données dont il a besoin en dehors des données communes stockées dans le répertoire data de Virtuelium. Ce répertoire porte le nom du projet. Ainsi un projet Citrouille se trouvera dans le répertoire projects/Citrouille. Notez qu'il ne faut surtout pas mettre d'espace ou de caractères spéciaux dans le nom du projet sous peine de provoquer des erreurs dans les scripts !</text:p>
      <text:p text:style-name="Text_20_body">Ce répertoire de projet doit lui aussi suivre une certaine hiérarchie et contient les sous-répertoires suivants :</text:p>
      <text:list xml:id="list30494588" text:style-name="L8">
        <text:list-item>
          <text:p text:style-name="P17">data : qui contient toutes les données nécessaires pour le calcul de la scène en dehors des fichiers de scènes. Par convention, ce répertoire contient trois autres répertoires : illuminants, materials, textures et meshes.</text:p>
        </text:list-item>
        <text:list-item>
          <text:p text:style-name="P17">images : dans lequel doivent placée les images calculées.</text:p>
        </text:list-item>
        <text:list-item>
          <text:p text:style-name="P17">doc : dans lequel sont placées toute la documentation relative au projet.</text:p>
        </text:list-item>
      </text:list>
      <text:p text:style-name="Text_20_body">De plus l'ensemble des fichiers de scène doivent être placé à la racine du répertoire du projet. Par défaut, les scripts de génération de projet, placent un fichier de scène vide avec le même nom que le projet.</text:p>
      <text:h text:style-name="Heading_20_2" text:outline-level="2">Utiliser le simulateur de Soleil (à refaire)</text:h>
      <text:h text:style-name="P24" text:outline-level="3">Description</text:h>
      <text:p text:style-name="P2">Le simulateur de soleil permet d'automatiser le positionnement du soleil dans une scène ainsi que le calcul des données spectrales associées en fonction des données d'entrée suivantes :</text:p>
      <text:p text:style-name="P2">_Date de l'année </text:p>
      <text:p text:style-name="P2">_Position géographique</text:p>
      <text:p text:style-name="P2">_Heure de la première prise</text:p>
      <text:p text:style-name="P2">_Nombre de prises</text:p>
      <text:p text:style-name="P2">_Durée entre deux prises</text:p>
      <text:p text:style-name="P2">Cela permet d'utiliser précisément le soleil en tant que source de lumière spéciale dans une scène orientée au préalable selon les points cardinaux. </text:p>
      <text:p text:style-name="P2">L'autre utilité du simulateur est d'automatiser la production de N images au cours du temps. Il est également possible d'utiliser l'une ou l'autre de ces fonctionalité séparément selon les besoins.</text:p>
      <text:h text:style-name="P24" text:outline-level="3"><text:soft-page-break/>Fonctionnement</text:h>
      <text:p text:style-name="P2">Le simulateur de soleil est pour le moment possible via une surcouche logicielle utilisant le langage de script PYHTON. Un projet d'exemple, « House », est de plus displonible.</text:p>
      <text:p text:style-name="P2">Ce projet présente deux particularités :</text:p>
      <text:p text:style-name="P2">_Il s'appuie sur un fichier de scène générique (ex: « House.xml »). Ce fichier de scène ne peut être utiliser directement par Virtuelium, mais le simulateur de soleil va se baser sur lui afin de générer à la volée ses propres fichiers de scènes. <text:s/></text:p>
      <text:p text:style-name="P2">_L'exécution de la commande habituelle ./virtuelium est remplacé par l'appel à un script PYHTON associé au projet (ici « House.py »). Ce script se situe dans le même répertoire que a commande exécutant virtuelium.</text:p>
      <text:p text:style-name="P2">Ainsi au lieu d'appeler par exemple :</text:p>
      <text:p text:style-name="Preformatted_20_Text">./virtuelium -mt 2 projects/House/House.xml</text:p>
      <text:p text:style-name="P2">On utilisera plutôt :</text:p>
      <text:p text:style-name="Preformatted_20_Text">python House.py</text:p>
      <text:h text:style-name="P25" text:outline-level="3">Fichier de scène générique (voir <text:s/>« House.xml »)</text:h>
      <text:p text:style-name="P2">Le fichier de scène générique utilise les balises spéciales « &lt;!--Nom--&gt; » et « &lt;!--Lambda--&gt; ».</text:p>
      <text:p text:style-name="P2">1. Le nom du fichier de sortie est ramplacé par « &lt;!--Nom--&gt;. Par exemple:</text:p>
      <text:list xml:id="list30491273" text:style-name="L9">
        <text:list-item>
          <text:list>
            <text:list-item>
              <text:list>
                <text:list-header>
                  <text:p text:style-name="P20">&lt;camera filename="House.png" resx="1024" resy="748"&gt;</text:p>
                  <text:p text:style-name="P18">devient:</text:p>
                </text:list-header>
              </text:list>
            </text:list-item>
          </text:list>
        </text:list-item>
      </text:list>
      <text:p text:style-name="P10">&lt;camera filename="&lt;!--Nom--&gt;" resx="1024" resy="748"&gt;</text:p>
      <text:p text:style-name="P2"/>
      <text:p text:style-name="P2">2. La source de lumière représentant le soleil est remplacé par « &lt;!--Lambda--&gt; ». par exemple:</text:p>
      <text:p text:style-name="P11">&lt;source name="Soleil"&gt; </text:p>
      <text:p text:style-name="P11"><text:s text:c="4"/>&lt;geometry type="Sphere" radius="1.0" centerx="10.0" centery="10.0" centerz="10.0" /&gt; </text:p>
      <text:p text:style-name="P11"><text:s text:c="8"/>&lt;source type="Point" spectrum="data/illuminants/D65.xml" power="1000000.0" </text:p>
      <text:p text:style-name="P11"><text:s text:c="12"/>originx="10.0" originy="10.0" originz="10.0" radius="1.0" /&gt; </text:p>
      <text:p text:style-name="P11"><text:s text:c="8"/>&lt;/source&gt;</text:p>
      <text:p text:style-name="P9">devient:</text:p>
      <text:p text:style-name="P11">&lt;!-Lambda--&gt;</text:p>
      <text:p text:style-name="P5"/>
      <text:p text:style-name="P6">Pour un nouveau projet, il suffit donc de partir d'un fichier de scène standard puis de:</text:p>
      <text:p text:style-name="P4">_Remplacer le nom du fichier de sortie par la balise « &lt;!--Nom--&gt; »</text:p>
      <text:p text:style-name="P4">_D'ajouter une balise « &lt;!--Lambda--&gt; » parmi les sources de lumières</text:p>
      <text:h text:style-name="P24" text:outline-level="3">Fichier python du projet (voir exemple « House.py »)</text:h>
      <text:p text:style-name="P3">Comme pour « House.xml », il vous est vivement recommandé d'utiliser le fichier de script PYHTON « House.py » lorsque vous créer un nouveau projet utilisant le simulateur de soleil.</text:p>
      <text:p text:style-name="P3">Examinons ce script plus en détail :</text:p>
      <text:p text:style-name="P11"><text:soft-page-break/>import sys </text:p>
      <text:p text:style-name="P11">sys.path.append("python/solar") </text:p>
      <text:p text:style-name="P11">from VirtualSun import * </text:p>
      <text:p text:style-name="P11">from Animation import * </text:p>
      <text:p text:style-name="P3">Les lignes <text:s/>d'import <text:s/>n'ont pas besoin de d'être modifiéées.</text:p>
      <text:p text:style-name="P11">maintenant = datetime(2011,10,07,14,00,00) </text:p>
      <text:p text:style-name="P11"># (ou) </text:p>
      <text:p text:style-name="P11">#maintenant = datetime.now() </text:p>
      <text:p text:style-name="P3">Ici est effectué le choix de la date et de l'heure de la première prise.</text:p>
      <text:p text:style-name="P11">monSoleil = Soleil() </text:p>
      <text:p text:style-name="P11">pasDeTemps = timedelta(minutes = 60) </text:p>
      <text:p text:style-name="P11">N = 3 </text:p>
      <text:p text:style-name="P7">Ici est effectué le choix du pas de temps (60 minutes) ainsi que du nombre de prises (3).</text:p>
      <text:p text:style-name="P8"/>
      <text:p text:style-name="P11">xmls = [] </text:p>
      <text:p text:style-name="P11">for i in range(N) : </text:p>
      <text:p text:style-name="P11"><text:s text:c="4"/>monSoleil.placer(43.53, 5.45, maintenant, 2) </text:p>
      <text:p text:style-name="P11"><text:tab/> xmls.append(monSoleil.genererXML(50.0, str(maintenant) , spectre = <text:tab/> <text:tab/> <text:tab/>monSoleil.genererSpectre(indice = str(i)))) </text:p>
      <text:p text:style-name="P11"><text:s text:c="4"/>maintenant = maintenant + pasDeTemps </text:p>
      <text:p text:style-name="P3">monSoleil.placer sert <text:s/>à définir la position géographie de l'observateur r (43.53°, 5.45°)</text:p>
      <text:p text:style-name="P11">genererScenes("/home/d2c/virtuelium/projects/House/House.xml", xmls) </text:p>
      <text:p text:style-name="P11">calculerScenes("/home/d2c/virtuelium/projects/House/House.xml", N) </text:p>
      <text:p text:style-name="P3">Lancement du rendu sur la base du fichier de scène générique pour le nombre de prises indiquées.</text:p>
      <text:p text:style-name="P4">Pour un nouveau projet, il suffit donc de redéfinir sur une copie de ce fichier :</text:p>
      <text:p text:style-name="P4">_La date, l'heure, le pas de temps, le nombre de prises et les coordonnées gégraphiques.</text:p>
      <text:p text:style-name="P4">_Le lancement du rendu en faisant appel au fichier de scène générique de votre projet (à la place de « House.xml »)</text:p>
      <text:h text:style-name="P26" text:outline-level="2">Utiliser Message Passing Interface (MPI)</text:h>
      <text:h text:style-name="P24" text:outline-level="3">Mode simple</text:h>
      <text:p text:style-name="P12">Ce mode ne produit aucune trace sur la sortie standard, hormis les affichages traditionnels de Virtuelium</text:p>
      <text:p text:style-name="Standard">Ex : Exécution sur un nombre P de processurs :</text:p>
      <text:p text:style-name="Standard"/>
      <text:p text:style-name="Preformatted_20_Text">mpiexec -n P ./virtuelium -mpi 0 &lt; scene-file-xml &gt;</text:p>
      <text:p text:style-name="Standard"/>
      <text:h text:style-name="P24" text:outline-level="3">Mode debug</text:h>
      <text:p text:style-name="P12">Ce mode produit des traces complètes de la communication inter-processus sur la sortie standard.</text:p>
      <text:p text:style-name="Standard">Ex : Exécution sur un nombre P de processurs :</text:p>
      <text:p text:style-name="Standard"/>
      <text:p text:style-name="Preformatted_20_Text">mpiexec -n P ./virtuelium -mpi 1 &lt; scene-file-xml &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DejaVu Sans Mono" svg:font-family="'DejaVu Sans Mono'" style:font-family-generic="modern" style:font-pitch="fixed"/>
    <style:font-face style:name="Consolas" svg:font-family="Consolas"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01cm" fo:margin-bottom="0.3cm" fo:background-color="#e6e6e6" fo:padding="0.499cm" fo:border-left="0.176cm solid #808080" fo:border-right="none" fo:border-top="none" fo:border-bottom="none" style:shadow="none">
        <style:background-image/>
      </style:paragraph-properties>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ariable"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Greewi</meta:initial-creator>
    <meta:creation-date>2009-03-03T12:51:11</meta:creation-date>
    <dc:date>2013-03-15T10:56:34.66</dc:date>
    <meta:editing-cycles>128</meta:editing-cycles>
    <meta:editing-duration>P1DT5H17M54S</meta:editing-duration>
    <meta:document-statistic meta:table-count="0" meta:image-count="0" meta:object-count="0" meta:page-count="10" meta:paragraph-count="167" meta:word-count="2289" meta:character-count="14913"/>
    <meta:user-defined meta:name="Info 1"/>
    <meta:user-defined meta:name="Info 2"/>
    <meta:user-defined meta:name="Info 3"/>
    <meta:user-defined meta:name="Info 4"/>
  </office:meta>
</office:document-meta>
</file>